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xistenceImpl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istenceImpl.PropertyExistenceImpl( NamePathResolver resolver , Name selectorName , 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Existence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istenceImpl.getProperty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istenc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istence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